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3"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3"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3"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3"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85828885127188236" text:style-name="Outline">
        <text:list-item>
          <text:list>
            <text:list-item>
              <text:h text:style-name="P5" text:outline-level="2"><text:bookmark text:name="_status"/>STATus </text:h>
            </text:list-item>
          </text:list>
        </text:list-item>
      </text:list>
      <text:p text:style-name="P1">Status register programming lets you determine the operating condition of the instrument at any time.</text:p>
      <text:p text:style-name="P1">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1">STATus:PRESet enables errors and disables all other events. </text:p>
      <text:p text:style-name="P1"/>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1">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1"/>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1">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1">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1">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1">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1"/>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1">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1">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1">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1">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1">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1">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1">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Questionable Instrument Isummary Event register</text:p>
          </table:table-cell>
        </table:table-row>
      </table:table>
      <text:list xml:id="list1269493478"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Default_5f_nt2">Syntax</text:p>
          </table:table-cell>
          <table:table-cell table:style-name="Table111.A1" office:value-type="string">
            <text:p text:style-name="cmd_5f_root">STATus:OPERation[:EVENt]?</text:p>
          </table:table-cell>
        </table:table-row>
        <table:table-row>
          <table:table-cell table:style-name="Table111.A1" office:value-type="string">
            <text:p text:style-name="Default_5f_nt2">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Default_5f_nt2">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hr/eez/eez-bench-box-3/bb3-scpi-reference-manual/bb3-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Default_5f_nt2"><text:span text:style-name="T4">Usage</text:span><text:span text:style-name="T5"> </text:span><text:span text:style-name="T4">example</text:span></text:p>
          </table:table-cell>
          <table:table-cell table:style-name="Table111.A1" office:value-type="string">
            <text:p text:style-name="P1">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Default_5f_nt2">Related Commands</text:p>
          </table:table-cell>
          <table:table-cell table:style-name="Table111.A1" office:value-type="string">
            <text:p text:style-name="P1">*CLS</text:p>
            <text:p text:style-name="P1">*STB?</text:p>
            <text:p text:style-name="P1">STATus:OPERation:ENABle</text:p>
          </table:table-cell>
        </table:table-row>
      </table:table>
      <text:list xml:id="list41002899"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Default_5f_nt2">Syntax</text:p>
          </table:table-cell>
          <table:table-cell table:style-name="Table168.A1" office:value-type="string">
            <text:p text:style-name="cmd_5f_root">STATus:OPERation:CONDition?</text:p>
          </table:table-cell>
        </table:table-row>
        <table:table-row>
          <table:table-cell table:style-name="Table168.A1" office:value-type="string">
            <text:p text:style-name="Default_5f_nt2">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Default_5f_nt2">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hr/eez/eez-bench-box-3/bb3-scpi-reference-manual/bb3-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Default_5f_nt2"><text:span text:style-name="T4">Usage</text:span><text:span text:style-name="T5"> </text:span><text:span text:style-name="T4">example</text:span></text:p>
          </table:table-cell>
          <table:table-cell table:style-name="Table168.A1" office:value-type="string">
            <text:p text:style-name="P1">If GROUp PARallel (bit 8) is set:</text:p>
            <text:p text:style-name="cmd_5f_code_20_Start">STAT:OPER:COND?</text:p>
            <text:p text:style-name="cmd_5f_code_20_Start">256</text:p>
          </table:table-cell>
        </table:table-row>
        <table:table-row>
          <table:table-cell table:style-name="Table168.A1" office:value-type="string">
            <text:p text:style-name="Default_5f_nt2">Related Commands</text:p>
          </table:table-cell>
          <table:table-cell table:style-name="Table168.A1" office:value-type="string">
            <text:p text:style-name="P1">STATus:OPERation:ENABle</text:p>
          </table:table-cell>
        </table:table-row>
      </table:table>
      <text:list xml:id="list2035892523"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Default_5f_nt2">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Default_5f_nt2">Description</text:p>
          </table:table-cell>
          <table:table-cell table:style-name="Table112.A1" table:number-columns-spanned="4" office:value-type="string">
            <text:p text:style-name="P1">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table:number-rows-spanned="2" office:value-type="string">
            <text:p text:style-name="Default_5f_nt2">Parameters</text:p>
          </table:table-cell>
          <table:table-cell table:style-name="Table112.B3" office:value-type="string">
            <text:p text:style-name="P2">Name</text:p>
          </table:table-cell>
          <table:table-cell table:style-name="Table112.B3" office:value-type="string">
            <text:p text:style-name="P2">Type</text:p>
          </table:table-cell>
          <table:table-cell table:style-name="Table112.B3" office:value-type="string">
            <text:p text:style-name="P2">Range</text:p>
          </table:table-cell>
          <table:table-cell table:style-name="Table112.B3" office:value-type="string">
            <text:p text:style-name="P2">Default</text:p>
          </table:table-cell>
        </table:table-row>
        <table:table-row>
          <table:covered-table-cell/>
          <table:table-cell table:style-name="Table112.A1" office:value-type="string">
            <text:p text:style-name="Standard">&lt;value&gt;</text:p>
          </table:table-cell>
          <table:table-cell table:style-name="Table112.A1" office:value-type="string">
            <text:p text:style-name="P3">NR1</text:p>
          </table:table-cell>
          <table:table-cell table:style-name="Table112.A1" office:value-type="string">
            <text:p text:style-name="P4">A decimal value which corresponds to the binary-weighted sum of the bits in the register (see the table in <text:a xlink:type="simple" xlink:href="https://www.envox.hr/eez/eez-bench-box-3/bb3-scpi-reference-manual/bb3-scpi-registers-and-queues.html#oper_stat_reg" text:style-name="Internet_20_link" text:visited-style-name="Visited_20_Internet_20_Link">Section 3.3</text:a>)</text:p>
          </table:table-cell>
          <table:table-cell table:style-name="Table112.A1" office:value-type="string">
            <text:p text:style-name="P3">PREset=0</text:p>
          </table:table-cell>
        </table:table-row>
        <table:table-row>
          <table:table-cell table:style-name="Table112.A1" office:value-type="string">
            <text:p text:style-name="Default_5f_nt2">Return</text:p>
          </table:table-cell>
          <table:table-cell table:style-name="Table112.A1" table:number-columns-spanned="4" office:value-type="string">
            <text:p text:style-name="P1">Query the Operation Status Enable register. The BB3 returns a binary-weighted decimal <text:soft-page-break/>representing the bits set in the enable register.</text:p>
          </table:table-cell>
          <table:covered-table-cell/>
          <table:covered-table-cell/>
          <table:covered-table-cell/>
        </table:table-row>
        <table:table-row>
          <table:table-cell table:style-name="Table112.A1" office:value-type="string">
            <text:p text:style-name="Default_5f_nt2"><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Default_5f_nt2">Related Commands</text:p>
          </table:table-cell>
          <table:table-cell table:style-name="Table112.A1" table:number-columns-spanned="4" office:value-type="string">
            <text:p text:style-name="P1">*CLS</text:p>
            <text:p text:style-name="P1">*STB?</text:p>
            <text:p text:style-name="P1">STATus:OPERation[:EVENt]?</text:p>
          </table:table-cell>
          <table:covered-table-cell/>
          <table:covered-table-cell/>
          <table:covered-table-cell/>
        </table:table-row>
      </table:table>
      <text:list xml:id="list1960658604"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TATus:OPERation:INSTrument[:EVENt]?</text:p>
          </table:table-cell>
        </table:table-row>
        <table:table-row>
          <table:table-cell table:style-name="Table32.A1" office:value-type="string">
            <text:p text:style-name="Default_5f_nt2">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Default_5f_nt2">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hr/eez/eez-bench-box-3/bb3-scpi-reference-manual/bb3-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Default_5f_nt2">Related Commands</text:p>
          </table:table-cell>
          <table:table-cell table:style-name="Table32.A1" office:value-type="string">
            <text:p text:style-name="P1">*CLS</text:p>
            <text:p text:style-name="P1">STATus:PREset</text:p>
          </table:table-cell>
        </table:table-row>
      </table:table>
      <text:list xml:id="list1302474407"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Default_5f_nt2">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Default_5f_nt2">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Default_5f_nt2">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hr/eez/eez-bench-box-3/bb3-scpi-reference-manual/bb3-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Default_5f_nt2"><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Default_5f_nt2">Related Commands</text:p>
          </table:table-cell>
          <table:table-cell table:style-name="Table167.A1" office:value-type="string">
            <text:p text:style-name="P1">STATus:PREset</text:p>
          </table:table-cell>
        </table:table-row>
      </table:table>
      <text:list xml:id="list229603930"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Default_5f_nt2">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Default_5f_nt2">Description</text:p>
          </table:table-cell>
          <table:table-cell table:style-name="Table104.A1" table:number-columns-spanned="4" office:value-type="string">
            <text:p text:style-name="P1">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table:number-rows-spanned="2" office:value-type="string">
            <text:p text:style-name="Default_5f_nt2">Parameters</text:p>
          </table:table-cell>
          <table:table-cell table:style-name="Table104.B3" office:value-type="string">
            <text:p text:style-name="P2">Name</text:p>
          </table:table-cell>
          <table:table-cell table:style-name="Table104.B3" office:value-type="string">
            <text:p text:style-name="P2">Type</text:p>
          </table:table-cell>
          <table:table-cell table:style-name="Table104.B3" office:value-type="string">
            <text:p text:style-name="P2">Range</text:p>
          </table:table-cell>
          <table:table-cell table:style-name="Table104.B3" office:value-type="string">
            <text:p text:style-name="P2">Default</text:p>
          </table:table-cell>
        </table:table-row>
        <table:table-row>
          <table:covered-table-cell/>
          <table:table-cell table:style-name="Table104.A1" office:value-type="string">
            <text:p text:style-name="Standard">&lt;value&gt;</text:p>
          </table:table-cell>
          <table:table-cell table:style-name="Table104.A1" office:value-type="string">
            <text:p text:style-name="P3">NR1</text:p>
          </table:table-cell>
          <table:table-cell table:style-name="Table104.A1" office:value-type="string">
            <text:p text:style-name="P4">A decimal value which corresponds to the binary-weighted sum of the bits in the register (see the table in <text:a xlink:type="simple" xlink:href="https://www.envox.hr/eez/eez-bench-box-3/bb3-scpi-reference-manual/bb3-scpi-registers-and-queues.html#oper_inst_stat_reg" text:style-name="Internet_20_link" text:visited-style-name="Visited_20_Internet_20_Link">Section 3.3.1</text:a>)</text:p>
          </table:table-cell>
          <table:table-cell table:style-name="Table104.A1" office:value-type="string">
            <text:p text:style-name="P3">PREset=0</text:p>
          </table:table-cell>
        </table:table-row>
        <table:table-row>
          <table:table-cell table:style-name="Table104.A1" office:value-type="string">
            <text:p text:style-name="Default_5f_nt2">Return</text:p>
          </table:table-cell>
          <table:table-cell table:style-name="Table104.A1" table:number-columns-spanned="4" office:value-type="string">
            <text:p text:style-name="P1">Query the Instrument Operation Status Enable register. The BB3 returns a binary-weighted decimal representing the bits set in the enable register.</text:p>
          </table:table-cell>
          <table:covered-table-cell/>
          <table:covered-table-cell/>
          <table:covered-table-cell/>
        </table:table-row>
        <text:soft-page-break/>
        <table:table-row>
          <table:table-cell table:style-name="Table104.A1" office:value-type="string">
            <text:p text:style-name="Default_5f_nt2"><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Default_5f_nt2">Related Commands</text:p>
          </table:table-cell>
          <table:table-cell table:style-name="Table104.A1" table:number-columns-spanned="4" office:value-type="string">
            <text:p text:style-name="P1">*CLS</text:p>
            <text:p text:style-name="P1">STATus:PREset</text:p>
          </table:table-cell>
          <table:covered-table-cell/>
          <table:covered-table-cell/>
          <table:covered-table-cell/>
        </table:table-row>
      </table:table>
      <text:list xml:id="list942835296"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Default_5f_nt2">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Default_5f_nt2">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BB3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Default_5f_nt2">Return</text:p>
          </table:table-cell>
          <table:table-cell table:style-name="Table113.A1" office:value-type="string">
            <text:p text:style-name="Standard">The value returned is the binary-weighted sum of all bits set in the register. See table in the <text:a xlink:type="simple" xlink:href="https://www.envox.hr/eez/eez-bench-box-3/bb3-scpi-reference-manual/bb3-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Default_5f_nt2"><text:span text:style-name="T4">Usage</text:span><text:span text:style-name="T5"> </text:span><text:span text:style-name="T4">example</text:span></text:p>
          </table:table-cell>
          <table:table-cell table:style-name="Table113.A1" office:value-type="string">
            <text:p text:style-name="Standard">If bit 8 (CV1) and bit 10 (OE1) on the channel 1 are set (256 + 1024 = 1280):</text:p>
            <text:p text:style-name="cmd_5f_code_20_Start">STAT:OPER:INST:ISUM1?</text:p>
            <text:p text:style-name="cmd_5f_code_20_Start">1280</text:p>
          </table:table-cell>
        </table:table-row>
        <table:table-row>
          <table:table-cell table:style-name="Table113.A1" office:value-type="string">
            <text:p text:style-name="Default_5f_nt2">Related Commands</text:p>
          </table:table-cell>
          <table:table-cell table:style-name="Table113.A1" office:value-type="string">
            <text:p text:style-name="P1">*CLS</text:p>
            <text:p text:style-name="P1">OUTPut:MODE?</text:p>
          </table:table-cell>
        </table:table-row>
      </table:table>
      <text:list xml:id="list1941369216"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Default_5f_nt2">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Default_5f_nt2">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BB3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Default_5f_nt2">Return</text:p>
          </table:table-cell>
          <table:table-cell table:style-name="Table169.A1" office:value-type="string">
            <text:p text:style-name="Standard">The value returned is the binary-weighted sum of all bits set in the register. See table in the <text:a xlink:type="simple" xlink:href="https://www.envox.hr/eez/eez-bench-box-3/bb3-scpi-reference-manual/bb3-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Default_5f_nt2"><text:span text:style-name="T4">Usage</text:span><text:span text:style-name="T5"> </text:span><text:span text:style-name="T4">example</text:span></text:p>
          </table:table-cell>
          <table:table-cell table:style-name="Table169.A1" office:value-type="string">
            <text:p text:style-name="Standard">If bit 8 (CV1) and bit 10 (OE1) on the channel 1 are set (256 + 1024 = 1280):</text:p>
            <text:p text:style-name="cmd_5f_code_20_Start">STAT:OPER:INST:ISUM1:COND?</text:p>
            <text:p text:style-name="cmd_5f_code_20_Start">1280</text:p>
          </table:table-cell>
        </table:table-row>
        <table:table-row>
          <table:table-cell table:style-name="Table169.A1" office:value-type="string">
            <text:p text:style-name="Default_5f_nt2">Related Commands</text:p>
          </table:table-cell>
          <table:table-cell table:style-name="Table169.A1" office:value-type="string">
            <text:p text:style-name="P1">OUTPut:MODE?</text:p>
          </table:table-cell>
        </table:table-row>
      </table:table>
      <text:list xml:id="list995838060"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Default_5f_nt2">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Default_5f_nt2">Description</text:p>
          </table:table-cell>
          <table:table-cell table:style-name="Table114.A1" table:number-columns-spanned="4" office:value-type="string">
            <text:p text:style-name="P1">Enable bits in the Instrument Isummary Operation Status Enable register for a specific channel of the <text:span text:style-name="T1">BB3 represented by numeric value [&lt;n&gt;]</text:span>. When [&lt;n&gt;] is omitted, the system queries the Instrument Isummary Operation Status Enable register of the current channel. The selected bits are then reported to the Status Byte.</text:p>
            <text:p text:style-name="P1"/>
            <text:p text:style-name="P1">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table:number-rows-spanned="2" office:value-type="string">
            <text:p text:style-name="Default_5f_nt2">Parameters</text:p>
          </table:table-cell>
          <table:table-cell table:style-name="Table114.B3" office:value-type="string">
            <text:p text:style-name="P2">Name</text:p>
          </table:table-cell>
          <table:table-cell table:style-name="Table114.B3" office:value-type="string">
            <text:p text:style-name="P2">Type</text:p>
          </table:table-cell>
          <table:table-cell table:style-name="Table114.B3" office:value-type="string">
            <text:p text:style-name="P2">Range</text:p>
          </table:table-cell>
          <table:table-cell table:style-name="Table114.B3" office:value-type="string">
            <text:p text:style-name="P2">Default</text:p>
          </table:table-cell>
        </table:table-row>
        <table:table-row>
          <table:covered-table-cell/>
          <table:table-cell table:style-name="Table114.A1" office:value-type="string">
            <text:p text:style-name="Standard">&lt;value&gt;</text:p>
          </table:table-cell>
          <table:table-cell table:style-name="Table114.A1" office:value-type="string">
            <text:p text:style-name="P3">NR1</text:p>
          </table:table-cell>
          <table:table-cell table:style-name="Table114.A1" office:value-type="string">
            <text:p text:style-name="P4">A decimal value <text:soft-page-break/>which corresponds to the binary-weighted sum of the bits in the register (see the table in <text:a xlink:type="simple" xlink:href="https://www.envox.hr/eez/eez-bench-box-3/bb3-scpi-reference-manual/bb3-scpi-registers-and-queues.html#oper_isum_stat_reg" text:style-name="Internet_20_link" text:visited-style-name="Visited_20_Internet_20_Link">Section 3.3.2</text:a>)</text:p>
          </table:table-cell>
          <table:table-cell table:style-name="Table114.A1" office:value-type="string">
            <text:p text:style-name="P3">PREset=0</text:p>
          </table:table-cell>
        </table:table-row>
        <table:table-row>
          <table:table-cell table:style-name="Table114.A1" office:value-type="string">
            <text:p text:style-name="Default_5f_nt2">Return</text:p>
          </table:table-cell>
          <table:table-cell table:style-name="Table114.A1" table:number-columns-spanned="4" office:value-type="string">
            <text:p text:style-name="P1">Query the Instrument Isummary Operation Status Enable register. The BB3 returns a binary-weighted decimal representing the bits set in the enable register.</text:p>
          </table:table-cell>
          <table:covered-table-cell/>
          <table:covered-table-cell/>
          <table:covered-table-cell/>
        </table:table-row>
        <table:table-row>
          <table:table-cell table:style-name="Table114.A1" office:value-type="string">
            <text:p text:style-name="Default_5f_nt2"><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 + 2 + 16 = 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Default_5f_nt2">Related Commands</text:p>
          </table:table-cell>
          <table:table-cell table:style-name="Table114.A1" table:number-columns-spanned="4" office:value-type="string">
            <text:p text:style-name="P1">*CLS</text:p>
            <text:p text:style-name="P1">STATus:PREset</text:p>
          </table:table-cell>
          <table:covered-table-cell/>
          <table:covered-table-cell/>
          <table:covered-table-cell/>
        </table:table-row>
      </table:table>
      <text:list xml:id="list1695875340"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Default_5f_nt2">Syntax</text:p>
          </table:table-cell>
          <table:table-cell table:style-name="Table115.A1" office:value-type="string">
            <text:p text:style-name="cmd_5f_root">STATus:PREset</text:p>
          </table:table-cell>
        </table:table-row>
        <table:table-row>
          <table:table-cell table:style-name="Table115.A1" office:value-type="string">
            <text:p text:style-name="Default_5f_nt2">Description</text:p>
          </table:table-cell>
          <table:table-cell table:style-name="Table115.A1" office:value-type="string">
            <text:p text:style-name="P1">This command clears all bits in the Enable registers.</text:p>
          </table:table-cell>
        </table:table-row>
        <table:table-row>
          <table:table-cell table:style-name="Table115.A1" office:value-type="string">
            <text:p text:style-name="Default_5f_nt2">Return</text:p>
          </table:table-cell>
          <table:table-cell table:style-name="Table115.A1" office:value-type="string">
            <text:p text:style-name="Standard">None</text:p>
          </table:table-cell>
        </table:table-row>
        <table:table-row>
          <table:table-cell table:style-name="Table115.A1" office:value-type="string">
            <text:p text:style-name="Default_5f_nt2"><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Default_5f_nt2">Related Commands</text:p>
          </table:table-cell>
          <table:table-cell table:style-name="Table115.A1" office:value-type="string">
            <text:p text:style-name="P1">*CLS</text:p>
          </table:table-cell>
        </table:table-row>
      </table:table>
      <text:list xml:id="list487631316"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Default_5f_nt2">Syntax</text:p>
          </table:table-cell>
          <table:table-cell table:style-name="Table105.A1" office:value-type="string">
            <text:p text:style-name="cmd_5f_root">STATus:QUEStionable[:EVENt]? </text:p>
          </table:table-cell>
        </table:table-row>
        <table:table-row>
          <table:table-cell table:style-name="Table105.A1" office:value-type="string">
            <text:p text:style-name="Default_5f_nt2">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Default_5f_nt2">Return</text:p>
          </table:table-cell>
          <table:table-cell table:style-name="Table105.A1" office:value-type="string">
            <text:p text:style-name="Standard">The <text:span text:style-name="T1">BB3</text:span> returns a decimal value which corresponds to the binary-weighted sum of all bits in the register. See table in the <text:a xlink:type="simple" xlink:href="https://www.envox.hr/eez/eez-bench-box-3/bb3-scpi-reference-manual/bb3-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Default_5f_nt2"><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able:table-row>
          <table:table-cell table:style-name="Table105.A1" office:value-type="string">
            <text:p text:style-name="Default_5f_nt2">Related Commands</text:p>
          </table:table-cell>
          <table:table-cell table:style-name="Table105.A1" office:value-type="string">
            <text:p text:style-name="P1">*CLS</text:p>
          </table:table-cell>
        </table:table-row>
      </table:table>
      <text:list xml:id="list1158259369"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Default_5f_nt2">Syntax</text:p>
          </table:table-cell>
          <table:table-cell table:style-name="Table170.A1" office:value-type="string">
            <text:p text:style-name="cmd_5f_root">STATus:QUEStionable:CONDition? </text:p>
          </table:table-cell>
        </table:table-row>
        <table:table-row>
          <table:table-cell table:style-name="Table170.A1" office:value-type="string">
            <text:p text:style-name="Default_5f_nt2">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Default_5f_nt2">Return</text:p>
          </table:table-cell>
          <table:table-cell table:style-name="Table170.A1" office:value-type="string">
            <text:p text:style-name="Standard">The <text:span text:style-name="T1">BB3</text:span> returns a decimal value which corresponds to the binary-weighted sum of all bits in the register. See table in the <text:a xlink:type="simple" xlink:href="https://www.envox.hr/eez/eez-bench-box-3/bb3-scpi-reference-manual/bb3-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Default_5f_nt2"><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
      <text:list xml:id="list1723211860" text:continue-numbering="true" text:style-name="Outline">
        <text:list-item>
          <text:list>
            <text:list-item>
              <text:list>
                <text:list-item>
                  <text:h text:style-name="Heading_20_3" text:outline-level="3"><text:bookmark text:name="stat_ques_enab"/><text:soft-page-break/>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Default_5f_nt2">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Default_5f_nt2">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table:number-rows-spanned="2" office:value-type="string">
            <text:p text:style-name="Default_5f_nt2">Parameters</text:p>
          </table:table-cell>
          <table:table-cell table:style-name="Table106.B3" office:value-type="string">
            <text:p text:style-name="P2">Name</text:p>
          </table:table-cell>
          <table:table-cell table:style-name="Table106.B3" office:value-type="string">
            <text:p text:style-name="P2">Type</text:p>
          </table:table-cell>
          <table:table-cell table:style-name="Table106.B3" office:value-type="string">
            <text:p text:style-name="P2">Range</text:p>
          </table:table-cell>
          <table:table-cell table:style-name="Table106.B3" office:value-type="string">
            <text:p text:style-name="P2">Default</text:p>
          </table:table-cell>
        </table:table-row>
        <table:table-row>
          <table:covered-table-cell/>
          <table:table-cell table:style-name="Table106.A1" office:value-type="string">
            <text:p text:style-name="Standard">&lt;value&gt;</text:p>
          </table:table-cell>
          <table:table-cell table:style-name="Table106.A1" office:value-type="string">
            <text:p text:style-name="P3">NR1</text:p>
          </table:table-cell>
          <table:table-cell table:style-name="Table106.A1" office:value-type="string">
            <text:p text:style-name="P4">A decimal value which corresponds to the binary-weighted sum of the bits in the register (see table in <text:a xlink:type="simple" xlink:href="https://www.envox.hr/eez/eez-bench-box-3/bb3-scpi-reference-manual/bb3-scpi-registers-and-queues.html#ques_stat_reg" text:style-name="Internet_20_link" text:visited-style-name="Visited_20_Internet_20_Link">Section 3.4</text:a>)</text:p>
          </table:table-cell>
          <table:table-cell table:style-name="Table106.A1" office:value-type="string">
            <text:p text:style-name="P3">PREset=0</text:p>
          </table:table-cell>
        </table:table-row>
        <table:table-row>
          <table:table-cell table:style-name="Table106.A1" office:value-type="string">
            <text:p text:style-name="Default_5f_nt2">Return</text:p>
          </table:table-cell>
          <table:table-cell table:style-name="Table106.A1" table:number-columns-spanned="4" office:value-type="string">
            <text:p text:style-name="Standard">Query the Questionable Status Enable register. The <text:span text:style-name="T1">BB3</text:span> returns a binary-weighted decimal representing the bits set in the enable register.</text:p>
          </table:table-cell>
          <table:covered-table-cell/>
          <table:covered-table-cell/>
          <table:covered-table-cell/>
        </table:table-row>
        <table:table-row>
          <table:table-cell table:style-name="Table106.A1" office:value-type="string">
            <text:p text:style-name="Default_5f_nt2"><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 + 16 + 8192 = 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Default_5f_nt2">Related Commands</text:p>
          </table:table-cell>
          <table:table-cell table:style-name="Table106.A1" table:number-columns-spanned="4" office:value-type="string">
            <text:p text:style-name="P1">*CLS</text:p>
            <text:p text:style-name="P1">STATus:PREset</text:p>
          </table:table-cell>
          <table:covered-table-cell/>
          <table:covered-table-cell/>
          <table:covered-table-cell/>
        </table:table-row>
      </table:table>
      <text:list xml:id="list1501253276"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Default_5f_nt2">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Default_5f_nt2">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Default_5f_nt2">Return</text:p>
          </table:table-cell>
          <table:table-cell table:style-name="Table107.A1" office:value-type="string">
            <text:p text:style-name="Standard">The <text:span text:style-name="T1">BB3</text:span> returns a decimal value which corresponds to the binary-weighted sum of all bits in the register and clears the register. See table in the <text:a xlink:type="simple" xlink:href="https://www.envox.hr/eez/eez-bench-box-3/bb3-scpi-reference-manual/bb3-scpi-registers-and-queues.html#ques_inst_stat_reg" text:style-name="Internet_20_link" text:visited-style-name="Visited_20_Internet_20_Link">Section 3.4.1</text:a> for bits description.</text:p>
          </table:table-cell>
        </table:table-row>
        <table:table-row>
          <table:table-cell table:style-name="Table107.A1" office:value-type="string">
            <text:p text:style-name="Default_5f_nt2"><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 + 4 = 6): </text:p>
            <text:p text:style-name="cmd_5f_code_20_Start">STAT:QUES:INST?</text:p>
            <text:p text:style-name="cmd_5f_code_20_Start">6</text:p>
          </table:table-cell>
        </table:table-row>
        <table:table-row>
          <table:table-cell table:style-name="Table107.A1" office:value-type="string">
            <text:p text:style-name="Default_5f_nt2">Related Commands</text:p>
          </table:table-cell>
          <table:table-cell table:style-name="Table107.A1" office:value-type="string">
            <text:p text:style-name="P1">*CLS</text:p>
          </table:table-cell>
        </table:table-row>
      </table:table>
      <text:list xml:id="list745533154"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Default_5f_nt2">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Default_5f_nt2">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Default_5f_nt2">Return</text:p>
          </table:table-cell>
          <table:table-cell table:style-name="Table171.A1" office:value-type="string">
            <text:p text:style-name="Standard">The <text:span text:style-name="T1">BB3</text:span> returns a decimal value which corresponds to the binary-weighted sum of all bits in the register and clears the register. See table in the <text:a xlink:type="simple" xlink:href="https://www.envox.hr/eez/eez-bench-box-3/bb3-scpi-reference-manual/bb3-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Default_5f_nt2"><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 + 4 = 6): </text:p>
            <text:p text:style-name="cmd_5f_code_20_Start">STAT:QUES:INST:COND?</text:p>
            <text:p text:style-name="cmd_5f_code_20_Start">6</text:p>
          </table:table-cell>
        </table:table-row>
      </table:table>
      <text:list xml:id="list146791325"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Default_5f_nt2">Syntax</text:p>
          </table:table-cell>
          <table:table-cell table:style-name="Table108.A1" table:number-columns-spanned="4" office:value-type="string">
            <text:p text:style-name="cmd_5f_root">STATus:QUEStionable:INSTrument:ENABle {&lt;value&gt;}</text:p>
            <text:p text:style-name="cmd_5f_root"><text:soft-page-break/>STATus:QUEStionable:INSTrument:ENABle?</text:p>
          </table:table-cell>
          <table:covered-table-cell/>
          <table:covered-table-cell/>
          <table:covered-table-cell/>
        </table:table-row>
        <table:table-row>
          <table:table-cell table:style-name="Table108.A1" office:value-type="string">
            <text:p text:style-name="Default_5f_nt2">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table:number-rows-spanned="2" office:value-type="string">
            <text:p text:style-name="Default_5f_nt2">Parameters</text:p>
          </table:table-cell>
          <table:table-cell table:style-name="Table108.B3" office:value-type="string">
            <text:p text:style-name="P2">Name</text:p>
          </table:table-cell>
          <table:table-cell table:style-name="Table108.B3" office:value-type="string">
            <text:p text:style-name="P2">Type</text:p>
          </table:table-cell>
          <table:table-cell table:style-name="Table108.B3" office:value-type="string">
            <text:p text:style-name="P2">Range</text:p>
          </table:table-cell>
          <table:table-cell table:style-name="Table108.B3" office:value-type="string">
            <text:p text:style-name="P2">Default</text:p>
          </table:table-cell>
        </table:table-row>
        <table:table-row>
          <table:covered-table-cell/>
          <table:table-cell table:style-name="Table108.A1" office:value-type="string">
            <text:p text:style-name="Standard">&lt;value&gt;</text:p>
          </table:table-cell>
          <table:table-cell table:style-name="Table108.A1" office:value-type="string">
            <text:p text:style-name="P3">NR1</text:p>
          </table:table-cell>
          <table:table-cell table:style-name="Table108.A1" office:value-type="string">
            <text:p text:style-name="P4">A decimal value which corresponds to the binary-weighted sum of the bits in the register (see table in <text:a xlink:type="simple" xlink:href="https://www.envox.hr/eez/eez-bench-box-3/bb3-scpi-reference-manual/bb3-scpi-registers-and-queues.html#ques_inst_stat_reg" text:style-name="Internet_20_link" text:visited-style-name="Visited_20_Internet_20_Link">Section 3.4.1</text:a>)</text:p>
          </table:table-cell>
          <table:table-cell table:style-name="Table108.A1" office:value-type="string">
            <text:p text:style-name="P3">PREset=0</text:p>
          </table:table-cell>
        </table:table-row>
        <table:table-row>
          <table:table-cell table:style-name="Table108.A1" office:value-type="string">
            <text:p text:style-name="Default_5f_nt2">Return</text:p>
          </table:table-cell>
          <table:table-cell table:style-name="Table108.A1" table:number-columns-spanned="4" office:value-type="string">
            <text:p text:style-name="Standard">Query the Questionable Instrument Enable register. The <text:span text:style-name="T1">BB3</text:span> returns a binary-weighted decimal representing the bits set in the enable register. </text:p>
          </table:table-cell>
          <table:covered-table-cell/>
          <table:covered-table-cell/>
          <table:covered-table-cell/>
        </table:table-row>
        <table:table-row>
          <table:table-cell table:style-name="Table108.A1" office:value-type="string">
            <text:p text:style-name="Default_5f_nt2"><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Default_5f_nt2">Related Commands</text:p>
          </table:table-cell>
          <table:table-cell table:style-name="Table108.A1" table:number-columns-spanned="4" office:value-type="string">
            <text:p text:style-name="P1">*CLS</text:p>
          </table:table-cell>
          <table:covered-table-cell/>
          <table:covered-table-cell/>
          <table:covered-table-cell/>
        </table:table-row>
      </table:table>
      <text:list xml:id="list756619750"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Default_5f_nt2">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Default_5f_nt2">Description</text:p>
          </table:table-cell>
          <table:table-cell table:style-name="Table109.A1" office:value-type="string">
            <text:p text:style-name="Standard">Return the value of the Questionable Instrument Isummary Event register for a specific channel of the <text:span text:style-name="T1">BB3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ext:p text:style-name="Standard"/>
            <text:p text:style-name="P1">When the power module is operating as a voltage source, bit 1 (CURRent) is set. When the power module is operating as a current source, bit 0 (VOLTage) is set. When the out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09.A1" office:value-type="string">
            <text:p text:style-name="Default_5f_nt2">Return</text:p>
          </table:table-cell>
          <table:table-cell table:style-name="Table109.A1" office:value-type="string">
            <text:p text:style-name="Standard">The <text:span text:style-name="T1">BB3</text:span> returns a binary-weighted decimal representing the bits set in the enable register. See table in the <text:a xlink:type="simple" xlink:href="https://www.envox.hr/eez/eez-bench-box-3/bb3-scpi-reference-manual/bb3-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Default_5f_nt2"><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Default_5f_nt2">Related Commands</text:p>
          </table:table-cell>
          <table:table-cell table:style-name="Table109.A1" office:value-type="string">
            <text:p text:style-name="P1">*CLS</text:p>
          </table:table-cell>
        </table:table-row>
      </table:table>
      <text:list xml:id="list1444478199"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Default_5f_nt2">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Default_5f_nt2">Description</text:p>
          </table:table-cell>
          <table:table-cell table:style-name="Table172.A1" office:value-type="string">
            <text:p text:style-name="Standard">Return the value of the Questionable Instrument Isummary Condition register for a specific channel of the <text:span text:style-name="T1">BB3 represented by numeric value [&lt;n&gt;]. When [&lt;n&gt;] is omitted, the system queries the questionable instrument Isummary enable register of the current channel.</text:span></text:p>
            <text:p text:style-name="Standard"/>
            <text:p text:style-name="P1">When the power module is operating as a voltage source, bit 1 (CURRent) is set. When the power module is operating as a current source, bit 0 (VOLTage) is set. When the out<text:soft-page-break/>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72.A1" office:value-type="string">
            <text:p text:style-name="Default_5f_nt2">Return</text:p>
          </table:table-cell>
          <table:table-cell table:style-name="Table172.A1" office:value-type="string">
            <text:p text:style-name="Standard">The <text:span text:style-name="T1">BB3</text:span> returns a binary-weighted decimal representing the bits set in the enable register. See table in the <text:a xlink:type="simple" xlink:href="https://www.envox.hr/eez/eez-bench-box-3/bb3-scpi-reference-manual/bb3-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Default_5f_nt2"><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
      <text:list xml:id="list240007303"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Default_5f_nt2">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Default_5f_nt2">Description</text:p>
          </table:table-cell>
          <table:table-cell table:style-name="Table116.A1" table:number-columns-spanned="4" office:value-type="string">
            <text:p text:style-name="Standard">Set the value of the Questionable Instrument Isummary Enable register for a specific channel of the <text:span text:style-name="T1">BB3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table:number-rows-spanned="2" office:value-type="string">
            <text:p text:style-name="Default_5f_nt2">Parameters</text:p>
          </table:table-cell>
          <table:table-cell table:style-name="Table116.B3" office:value-type="string">
            <text:p text:style-name="P2">Name</text:p>
          </table:table-cell>
          <table:table-cell table:style-name="Table116.B3" office:value-type="string">
            <text:p text:style-name="P2">Type</text:p>
          </table:table-cell>
          <table:table-cell table:style-name="Table116.B3" office:value-type="string">
            <text:p text:style-name="P2">Range</text:p>
          </table:table-cell>
          <table:table-cell table:style-name="Table116.B3" office:value-type="string">
            <text:p text:style-name="P2">Default</text:p>
          </table:table-cell>
        </table:table-row>
        <table:table-row>
          <table:covered-table-cell/>
          <table:table-cell table:style-name="Table116.A1" office:value-type="string">
            <text:p text:style-name="Standard">&lt;value&gt;</text:p>
          </table:table-cell>
          <table:table-cell table:style-name="Table116.A1" office:value-type="string">
            <text:p text:style-name="P3">NR1</text:p>
          </table:table-cell>
          <table:table-cell table:style-name="Table116.A1" office:value-type="string">
            <text:p text:style-name="P4">A decimal value which corresponds to the binary-weighted sum of the bits in the register (see table in <text:a xlink:type="simple" xlink:href="https://www.envox.hr/eez/eez-bench-box-3/bb3-scpi-reference-manual/bb3-scpi-registers-and-queues.html#ques_isum_stat_reg" text:style-name="Internet_20_link" text:visited-style-name="Visited_20_Internet_20_Link">Section 3.4.2</text:a>)</text:p>
          </table:table-cell>
          <table:table-cell table:style-name="Table116.A1" office:value-type="string">
            <text:p text:style-name="P3">PREset=0</text:p>
          </table:table-cell>
        </table:table-row>
        <table:table-row>
          <table:table-cell table:style-name="Table116.A1" office:value-type="string">
            <text:p text:style-name="Default_5f_nt2">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office:value-type="string">
            <text:p text:style-name="Default_5f_nt2"><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 + 2 + 16 + 256 + 512 + 1024 = 1811:</text:p>
            <text:p text:style-name="cmd_5f_code_20_Start">STAT:QUES:INST:ISUM2:ENAB 1811</text:p>
          </table:table-cell>
          <table:covered-table-cell/>
          <table:covered-table-cell/>
          <table:covered-table-cell/>
        </table:table-row>
        <table:table-row>
          <table:table-cell table:style-name="Table116.A1" office:value-type="string">
            <text:p text:style-name="Default_5f_nt2">Related Commands</text:p>
          </table:table-cell>
          <table:table-cell table:style-name="Table116.A1" table:number-columns-spanned="4" office:value-type="string">
            <text:p text:style-name="P1">*CLS</text:p>
            <text:p text:style-name="P1">STATus:PREset</text:p>
          </table:table-cell>
          <table:covered-table-cell/>
          <table:covered-table-cell/>
          <table:covered-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5.STATus </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STATus</dc:title>
    <meta:document-statistic meta:table-count="20" meta:image-count="0" meta:object-count="0" meta:page-count="8" meta:paragraph-count="371" meta:word-count="2523" meta:character-count="17161"/>
    <meta:user-defined meta:name="WebPublish_HTML_Profile">EEZ (HTML)</meta:user-defined>
    <meta:user-defined meta:name="WebPublish_Post_AdditionalCategories">10</meta:user-defined>
    <meta:user-defined meta:name="WebPublish_Post_Id">14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